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814" officeooo:paragraph-rsid="0001f814"/>
    </style:style>
    <style:style style:name="P2" style:family="paragraph" style:parent-style-name="Standard">
      <style:text-properties officeooo:rsid="001b14d3" officeooo:paragraph-rsid="001b14d3"/>
    </style:style>
    <style:style style:name="P3" style:family="paragraph" style:parent-style-name="Standard">
      <style:text-properties officeooo:rsid="00205a3b" officeooo:paragraph-rsid="00205a3b"/>
    </style:style>
    <style:style style:name="P4" style:family="paragraph" style:parent-style-name="Standard">
      <style:text-properties officeooo:rsid="0021b085" officeooo:paragraph-rsid="0021b085"/>
    </style:style>
    <style:style style:name="P5" style:family="paragraph" style:parent-style-name="Standard">
      <style:text-properties officeooo:rsid="002395f9" officeooo:paragraph-rsid="002395f9"/>
    </style:style>
    <style:style style:name="P6" style:family="paragraph" style:parent-style-name="Standard">
      <style:text-properties officeooo:rsid="0024a139" officeooo:paragraph-rsid="0024a139"/>
    </style:style>
    <style:style style:name="P7" style:family="paragraph" style:parent-style-name="Standard">
      <style:text-properties officeooo:rsid="0026710e" officeooo:paragraph-rsid="0029b799"/>
    </style:style>
    <style:style style:name="P8" style:family="paragraph" style:parent-style-name="Standard">
      <style:text-properties officeooo:rsid="0028b89c" officeooo:paragraph-rsid="0028b89c"/>
    </style:style>
    <style:style style:name="P9" style:family="paragraph" style:parent-style-name="Standard">
      <style:text-properties officeooo:rsid="0029b799" officeooo:paragraph-rsid="0029b799"/>
    </style:style>
    <style:style style:name="P10" style:family="paragraph" style:parent-style-name="Standard">
      <style:text-properties fo:font-weight="normal" officeooo:rsid="002b3cc5" officeooo:paragraph-rsid="002b3cc5" style:font-weight-asian="normal" style:font-weight-complex="normal"/>
    </style:style>
    <style:style style:name="P11" style:family="paragraph" style:parent-style-name="Standard">
      <style:text-properties fo:font-weight="normal" officeooo:rsid="002b8d41" officeooo:paragraph-rsid="002b8d41" style:font-weight-asian="normal" style:font-weight-complex="normal"/>
    </style:style>
    <style:style style:name="P12" style:family="paragraph" style:parent-style-name="Standard">
      <style:text-properties fo:font-weight="bold" officeooo:rsid="0024a139" officeooo:paragraph-rsid="0024a139" style:font-weight-asian="bold" style:font-weight-complex="bold"/>
    </style:style>
    <style:style style:name="P13" style:family="paragraph" style:parent-style-name="Standard">
      <style:text-properties fo:font-weight="bold" officeooo:rsid="002395f9" officeooo:paragraph-rsid="002395f9" style:font-weight-asian="bold" style:font-weight-complex="bold"/>
    </style:style>
    <style:style style:name="P14" style:family="paragraph" style:parent-style-name="Standard">
      <style:text-properties fo:font-weight="bold" officeooo:rsid="0029b799" officeooo:paragraph-rsid="0029b799" style:font-weight-asian="bold" style:font-weight-complex="bold"/>
    </style:style>
    <style:style style:name="P15" style:family="paragraph" style:parent-style-name="Standard">
      <style:text-properties fo:font-weight="bold" officeooo:rsid="002b8c31" officeooo:paragraph-rsid="002b8c31" style:font-weight-asian="bold" style:font-weight-complex="bold"/>
    </style:style>
    <style:style style:name="P16" style:family="paragraph" style:parent-style-name="Standard">
      <style:text-properties officeooo:rsid="001d9e70" officeooo:paragraph-rsid="00065a59"/>
    </style:style>
    <style:style style:name="P17" style:family="paragraph" style:parent-style-name="Standard">
      <style:text-properties officeooo:rsid="002c9473" officeooo:paragraph-rsid="002c9473"/>
    </style:style>
    <style:style style:name="P18" style:family="paragraph" style:parent-style-name="Standard">
      <style:text-properties officeooo:rsid="002e9d48" officeooo:paragraph-rsid="002e9d48"/>
    </style:style>
    <style:style style:name="T1" style:family="text">
      <style:text-properties officeooo:rsid="00205a3b"/>
    </style:style>
    <style:style style:name="T2" style:family="text">
      <style:text-properties officeooo:rsid="00273bd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">Martedi </text:span><text:s/><text:span text:style-name="T1">8 </text:span><text:s/><text:span text:style-name="T1">febbraio</text:span> 202<text:span text:style-name="T1">2</text:span></text:p>
      <text:p text:style-name="P1"/>
      <text:p text:style-name="P2"/>
      <text:p text:style-name="P3">Seminato nella lana di roccia I semi , tengo 2 di fragole in serra e le altr nel semensario in casa</text:p>
      <text:p text:style-name="P3">fragole, insalata 3 tipi, carote , ravanelli e pomodori</text:p>
      <text:p text:style-name="P4">temperatura interna serra alle 15 → 17 gradi</text:p>
      <text:p text:style-name="P3"/>
      <text:p text:style-name="P3"/>
      <text:p text:style-name="P13">21/2/2022</text:p>
      <text:p text:style-name="P5"/>
      <text:p text:style-name="P5">dentro semenzarion in casa , </text:p>
      <text:p text:style-name="P5"/>
      <text:p text:style-name="P5">Fagioli sono di 10 cm, pomotori sbocciati tutti e ravanelli ok </text:p>
      <text:p text:style-name="P5">Le fragole non sono spuntate e l’insalata sembra ferma.. carote zero</text:p>
      <text:p text:style-name="P5"/>
      <text:p text:style-name="P5"/>
      <text:p text:style-name="P12">22/2/2022</text:p>
      <text:p text:style-name="P6">soluzione per la crescita</text:p>
      <text:p text:style-name="P6"/>
      <text:p text:style-name="P6">vasca da 12 L</text:p>
      <text:p text:style-name="P7">ATAMI A+B Hidro, <text:s/>1<text:span text:style-name="T2">ml</text:span> per <text:span text:style-name="T2">1 </text:span></text:p>
      <text:p text:style-name="P9">tabella dice tra 0.5 e 1.5 <text:s/>prendo 1 <text:s/>→<text:span text:style-name="T3"> METTO 12 ml per A e B </text:span></text:p>
      <text:p text:style-name="P14"/>
      <text:p text:style-name="P15">23/2/2022</text:p>
      <text:p text:style-name="P10">ho messo a dimora le piantine, tutti I fagiolini e I pomodori e ravanelli. La soluzione era povera ho aggiunto un pochino per portarla a 1000 uS. Forse ho usato troppo ph- il test acquario mi riportava 5 .. ho aggiunto altra acqua per compensare.</text:p>
      <text:p text:style-name="P11">Provo a rimettere insalate e fragole con lana di roccia scura ( <text:s/>- densa) e annaffiando con acqua con ph intorna a 6) </text:p>
      <text:p text:style-name="P8"/>
      <text:p text:style-name="P6"/>
      <text:p text:style-name="P3"/>
      <text:p text:style-name="P16"/>
      <text:p text:style-name="P16"/>
      <text:p text:style-name="P17">4/4/22</text:p>
      <text:p text:style-name="P17">vasca krafty 121x56x21 = <text:s/>142L </text:p>
      <text:p text:style-name="P17">dosaggio 1.0 → 142 ml feritilizzante</text:p>
      <text:p text:style-name="P18">messo insalate e un pomodo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2-04-06T10:34:55.814000000</dc:date>
    <meta:editing-duration>PT3H35M4S</meta:editing-duration>
    <meta:editing-cycles>45</meta:editing-cycles>
    <meta:document-statistic meta:table-count="0" meta:image-count="0" meta:object-count="0" meta:page-count="1" meta:paragraph-count="20" meta:word-count="187" meta:character-count="1003" meta:non-whitespace-character-count="823"/>
  </office:meta>
</office:document-meta>
</file>